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2291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4862in"/>
    </style:style>
    <style:style style:name="co8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0.7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5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Deal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<text:s/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ce1" office:value-type="string" calcext:value-type="string">
            <text:p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Default" office:value-type="string" calcext:value-type="string">
            <text:p><text:s/>Solution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11388" calcext:value-type="float">
            <text:p>11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13286" calcext:value-type="float">
            <text:p>13,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49686" calcext:value-type="float">
            <text:p>49,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392" calcext:value-type="float">
            <text:p>2,056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248" calcext:value-type="float">
            <text:p>2,056,248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13-9-3-0 </text:p>
          </table:table-cell>
          <table:table-cell office:value-type="float" office:value="104390" calcext:value-type="float">
            <text:p>10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string" calcext:value-type="string">
            <text:p>13-9-2-1 </text:p>
          </table:table-cell>
          <table:table-cell office:value-type="float" office:value="370110" calcext:value-type="float">
            <text:p>370,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449826" calcext:value-type="float">
            <text:p>449,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0288" calcext:value-type="float">
            <text:p>20,88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58160" calcext:value-type="float">
            <text:p>20,858,160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3-8-4-0 </text:p>
          </table:table-cell>
          <table:table-cell office:value-type="float" office:value="465465" calcext:value-type="float">
            <text:p>46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42828" calcext:value-type="float">
            <text:p>542,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20352" calcext:value-type="float">
            <text:p>25,520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6240" calcext:value-type="float">
            <text:p>25,506,240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1682226" calcext:value-type="float">
            <text:p>1,682,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30112" calcext:value-type="float">
            <text:p>74,030,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58640" calcext:value-type="float">
            <text:p>73,958,640</text:p>
          </table:table-cell>
          <table:table-cell office:value-type="float" office:value="145.57" calcext:value-type="float">
            <text:p>145.57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1924572" calcext:value-type="float">
            <text:p>1,924,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81248" calcext:value-type="float">
            <text:p>90,481,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35120" calcext:value-type="float">
            <text:p>90,435,120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string" calcext:value-type="string">
            <text:p>13-8-2-2 </text:p>
          </table:table-cell>
          <table:table-cell office:value-type="float" office:value="2005731" calcext:value-type="float">
            <text:p>2,005,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1296" calcext:value-type="float">
            <text:p>93,961,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0864" calcext:value-type="float">
            <text:p>93,960,864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string" calcext:value-type="string">
            <text:p>13-8-3-1 </text:p>
          </table:table-cell>
          <table:table-cell office:value-type="float" office:value="2420418" calcext:value-type="float">
            <text:p>2,420,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584" calcext:value-type="float">
            <text:p>114,841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152" calcext:value-type="float">
            <text:p>114,841,152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string" calcext:value-type="string">
            <text:p>12-9-4-0 </text:p>
          </table:table-cell>
          <table:table-cell office:value-type="float" office:value="3392675" calcext:value-type="float">
            <text:p>3,392,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02200" calcext:value-type="float">
            <text:p>159,502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46728" calcext:value-type="float">
            <text:p>159,346,728</text:p>
          </table:table-cell>
          <table:table-cell office:value-type="float" office:value="315.85" calcext:value-type="float">
            <text:p>315.85</text:p>
          </table:table-cell>
        </table:table-row>
        <table:table-row table:style-name="ro1">
          <table:table-cell office:value-type="string" calcext:value-type="string">
            <text:p>13-7-4-1 </text:p>
          </table:table-cell>
          <table:table-cell office:value-type="float" office:value="8068060" calcext:value-type="float">
            <text:p>8,068,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1104" calcext:value-type="float">
            <text:p>382,801,104</text:p>
          </table:table-cell>
          <table:table-cell office:value-type="float" office:value="973.92" calcext:value-type="float">
            <text:p>973.92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142420" calcext:value-type="float">
            <text:p>8,142,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802224" calcext:value-type="float">
            <text:p>381,802,224</text:p>
          </table:table-cell>
          <table:table-cell office:value-type="float" office:value="580.64" calcext:value-type="float">
            <text:p>580.64</text:p>
          </table:table-cell>
        </table:table-row>
        <table:table-row table:style-name="ro1">
          <table:table-cell office:value-type="string" calcext:value-type="string">
            <text:p>12-8-5-0 </text:p>
          </table:table-cell>
          <table:table-cell office:value-type="float" office:value="8463" calcext:value-type="float">
            <text:p>8,463</text:p>
          </table:table-cell>
          <table:table-cell office:value-type="float" office:value="0" calcext:value-type="float">
            <text:p>0</text:p>
          </table:table-cell>
          <table:table-cell office:value-type="float" office:value="10883418" calcext:value-type="float">
            <text:p>10,883,418</text:p>
          </table:table-cell>
          <table:table-cell office:value-type="float" office:value="401544" calcext:value-type="float">
            <text:p>401,544</text:p>
          </table:table-cell>
          <table:table-cell office:value-type="float" office:value="0" calcext:value-type="float">
            <text:p>0</text:p>
          </table:table-cell>
          <table:table-cell office:value-type="float" office:value="516385584" calcext:value-type="float">
            <text:p>516,385,584</text:p>
          </table:table-cell>
          <table:table-cell office:value-type="float" office:value="516787128" calcext:value-type="float">
            <text:p>516,787,128</text:p>
          </table:table-cell>
          <table:table-cell office:value-type="float" office:value="0.48" calcext:value-type="float">
            <text:p>.48</text:p>
          </table:table-cell>
        </table:table-row>
        <table:table-row table:style-name="ro1">
          <table:table-cell office:value-type="string" calcext:value-type="string">
            <text:p>13-6-5-1 </text:p>
          </table:table-cell>
          <table:table-cell office:value-type="float" office:value="14522508" calcext:value-type="float">
            <text:p>14,522,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office:value-type="float" office:value="1379.24" calcext:value-type="float">
            <text:p>1,379.24</text:p>
          </table:table-cell>
        </table:table-row>
        <table:table-row table:style-name="ro1">
          <table:table-cell office:value-type="string" calcext:value-type="string">
            <text:p>12-9-2-2 </text:p>
          </table:table-cell>
          <table:table-cell office:value-type="float" office:value="14619345" calcext:value-type="float">
            <text:p>14,619,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609360" calcext:value-type="float">
            <text:p>678,609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010536" calcext:value-type="float">
            <text:p>678,010,536</text:p>
          </table:table-cell>
          <table:table-cell office:value-type="float" office:value="1417.67" calcext:value-type="float">
            <text:p>1,417.67</text:p>
          </table:table-cell>
        </table:table-row>
        <table:table-row table:style-name="ro1">
          <table:table-cell office:value-type="string" calcext:value-type="string">
            <text:p>12-9-3-1 </text:p>
          </table:table-cell>
          <table:table-cell office:value-type="float" office:value="17641910" calcext:value-type="float">
            <text:p>17,641,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411440" calcext:value-type="float">
            <text:p>829,411,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657600" calcext:value-type="float">
            <text:p>828,657,600</text:p>
          </table:table-cell>
          <table:table-cell office:value-type="float" office:value="1685.73" calcext:value-type="float">
            <text:p>1,685.73</text:p>
          </table:table-cell>
        </table:table-row>
        <table:table-row table:style-name="ro1">
          <table:table-cell office:value-type="string" calcext:value-type="string">
            <text:p>13-7-3-2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20864" calcext:value-type="float">
            <text:p>918,720,864</text:p>
          </table:table-cell>
          <table:table-cell office:value-type="float" office:value="2358.5" calcext:value-type="float">
            <text:p>2,358.50</text:p>
          </table:table-cell>
        </table:table-row>
        <table:table-row table:style-name="ro1">
          <table:table-cell office:value-type="string" calcext:value-type="string">
            <text:p>12-7-6-0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office:value-type="float" office:value="1089.24" calcext:value-type="float">
            <text:p>1,089.24</text:p>
          </table:table-cell>
        </table:table-row>
        <table:table-row table:style-name="ro1">
          <table:table-cell office:value-type="string" calcext:value-type="string">
            <text:p>13-5-5-2 </text:p>
          </table:table-cell>
          <table:table-cell office:value-type="float" office:value="34810776" calcext:value-type="float">
            <text:p>34,810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office:value-type="float" office:value="3905.59" calcext:value-type="float">
            <text:p>3,905.59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35086428" calcext:value-type="float">
            <text:p>35,086,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662464" calcext:value-type="float">
            <text:p>1,628,662,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655940" calcext:value-type="float">
            <text:p>1,624,655,940</text:p>
          </table:table-cell>
          <table:table-cell office:value-type="float" office:value="2524.85" calcext:value-type="float">
            <text:p>2,524.85</text:p>
          </table:table-cell>
        </table:table-row>
        <table:table-row table:style-name="ro1">
          <table:table-cell office:value-type="string" calcext:value-type="string">
            <text:p>13-6-3-3 </text:p>
          </table:table-cell>
          <table:table-cell office:value-type="float" office:value="35623588" calcext:value-type="float">
            <text:p>35,623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343232" calcext:value-type="float">
            <text:p>1,684,343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258032" calcext:value-type="float">
            <text:p>1,684,258,032</text:p>
          </table:table-cell>
          <table:table-cell office:value-type="float" office:value="5213.06" calcext:value-type="float">
            <text:p>5,213.06</text:p>
          </table:table-cell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194739545" calcext:value-type="float">
            <text:p>194,739,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3525840" calcext:value-type="float">
            <text:p>9,123,525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4136520" calcext:value-type="float">
            <text:p>9,064,136,520</text:p>
          </table:table-cell>
          <table:table-cell table:style-name="ce8" office:value-type="float" office:value="8259.04" calcext:value-type="float">
            <text:p>8,259.04</text:p>
          </table:table-cell>
        </table:table-row>
        <table:table-row table:style-name="ro1">
          <table:table-cell table:style-name="ce2" office:value-type="string" calcext:value-type="string">
            <text:p>10-9-6-0 </text:p>
          </table:table-cell>
          <table:table-cell office:value-type="float" office:value="177497320" calcext:value-type="float">
            <text:p>177,497,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1716160" calcext:value-type="float">
            <text:p>8,421,716,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0984400" calcext:value-type="float">
            <text:p>8,420,984,400</text:p>
          </table:table-cell>
          <table:table-cell table:style-name="ce8" office:value-type="float" office:value="4292.86" calcext:value-type="float">
            <text:p>4,292.86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2340584" calcext:value-type="float">
            <text:p>42,340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587456" calcext:value-type="float">
            <text:p>1,990,587,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5580480" calcext:value-type="float">
            <text:p>1,985,580,480</text:p>
          </table:table-cell>
          <table:table-cell office:value-type="float" office:value="3032.3" calcext:value-type="float">
            <text:p>3,032.30</text:p>
          </table:table-cell>
        </table:table-row>
        <table:table-row table:style-name="ro1">
          <table:table-cell office:value-type="string" calcext:value-type="string">
            <text:p>11-7-7-0 </text:p>
          </table:table-cell>
          <table:table-cell office:value-type="float" office:value="61873812" calcext:value-type="float">
            <text:p>61,873,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office:value-type="float" office:value="4251.53" calcext:value-type="float">
            <text:p>4,251.53</text:p>
          </table:table-cell>
        </table:table-row>
        <table:table-row table:style-name="ro1">
          <table:table-cell office:value-type="string" calcext:value-type="string">
            <text:p>11-8-6-0 </text:p>
          </table:table-cell>
          <table:table-cell office:value-type="float" office:value="87135048" calcext:value-type="float">
            <text:p>87,135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style-name="ce8" office:value-type="float" office:value="3818.08" calcext:value-type="float">
            <text:p>3,818.08</text:p>
          </table:table-cell>
        </table:table-row>
        <table:table-row table:style-name="ro1">
          <table:table-cell office:value-type="string" calcext:value-type="string">
            <text:p>11-9-4-1 </text:p>
          </table:table-cell>
          <table:table-cell office:value-type="float" office:value="264628650" calcext:value-type="float">
            <text:p>264,628,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41171600" calcext:value-type="float">
            <text:p>12,441,171,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1296208" calcext:value-type="float">
            <text:p>12,381,296,208</text:p>
          </table:table-cell>
          <table:table-cell table:style-name="ce8" office:value-type="float" office:value="19789.53" calcext:value-type="float">
            <text:p>19,789.53</text:p>
          </table:table-cell>
        </table:table-row>
        <table:table-row table:style-name="ro1">
          <table:table-cell office:value-type="string" calcext:value-type="string">
            <text:p>11-9-5-0 </text:p>
          </table:table-cell>
          <table:table-cell office:value-type="float" office:value="293386" calcext:value-type="float">
            <text:p>293,386</text:p>
          </table:table-cell>
          <table:table-cell office:value-type="float" office:value="0" calcext:value-type="float">
            <text:p>0</text:p>
          </table:table-cell>
          <table:table-cell office:value-type="float" office:value="36347504" calcext:value-type="float">
            <text:p>36,347,504</text:p>
          </table:table-cell>
          <table:table-cell office:value-type="float" office:value="13807536" calcext:value-type="float">
            <text:p>13,807,536</text:p>
          </table:table-cell>
          <table:table-cell office:value-type="float" office:value="0" calcext:value-type="float">
            <text:p>0</text:p>
          </table:table-cell>
          <table:table-cell office:value-type="float" office:value="1708816224" calcext:value-type="float">
            <text:p>1,708,816,224</text:p>
          </table:table-cell>
          <table:table-cell office:value-type="float" office:value="1722579696" calcext:value-type="float">
            <text:p>1,722,579,696</text:p>
          </table:table-cell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string" calcext:value-type="string">
            <text:p>12-6-6-1 </text:p>
          </table:table-cell>
          <table:table-cell office:value-type="float" office:value="134059926" calcext:value-type="float">
            <text:p>134,059,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style-name="ce8" office:value-type="float" office:value="8387.62" calcext:value-type="float">
            <text:p>8,387.62</text:p>
          </table:table-cell>
        </table:table-row>
        <table:table-row table:style-name="ro1">
          <table:table-cell table:style-name="ce2" office:value-type="string" calcext:value-type="string">
            <text:p>12-7-5-1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2709248" calcext:value-type="float">
            <text:p>8,952,709,248</text:p>
          </table:table-cell>
          <table:table-cell table:style-name="ce8" office:value-type="float" office:value="7438.57" calcext:value-type="float">
            <text:p>7,438.57</text:p>
          </table:table-cell>
        </table:table-row>
        <table:table-row table:style-name="ro1">
          <table:table-cell table:style-name="ce2" office:value-type="string" calcext:value-type="string">
            <text:p>12-8-3-2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5311872" calcext:value-type="float">
            <text:p>8,945,311,872</text:p>
          </table:table-cell>
          <table:table-cell table:style-name="ce8" office:value-type="float" office:value="12132.53" calcext:value-type="float">
            <text:p>12,132.53</text:p>
          </table:table-cell>
        </table:table-row>
        <table:table-row table:style-name="ro1">
          <table:table-cell office:value-type="string" calcext:value-type="string">
            <text:p>12-8-4-1 </text:p>
          </table:table-cell>
          <table:table-cell office:value-type="float" office:value="78663585" calcext:value-type="float">
            <text:p>78,663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351480" calcext:value-type="float">
            <text:p>3,732,351,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858216" calcext:value-type="float">
            <text:p>3,726,858,216</text:p>
          </table:table-cell>
          <table:table-cell table:style-name="ce8" office:value-type="float" office:value="8383.49" calcext:value-type="float">
            <text:p>8,383.49</text:p>
          </table:table-cell>
        </table:table-row>
        <table:table-row table:style-name="ro1">
          <table:table-cell office:value-type="string" calcext:value-type="string">
            <text:p>13-4-4-4 </text:p>
          </table:table-cell>
          <table:table-cell office:value-type="float" office:value="61176830" calcext:value-type="float">
            <text:p>61,176,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103500" calcext:value-type="float">
            <text:p>1,462,103,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323236" calcext:value-type="float">
            <text:p>1,422,323,236</text:p>
          </table:table-cell>
          <table:table-cell office:value-type="float" office:value="21737.4" calcext:value-type="float">
            <text:p>21,737.40</text:p>
          </table:table-cell>
        </table:table-row>
        <table:table-row table:style-name="ro1">
          <table:table-cell office:value-type="string" calcext:value-type="string">
            <text:p>13-5-4-3 </text:p>
          </table:table-cell>
          <table:table-cell office:value-type="float" office:value="133122990" calcext:value-type="float">
            <text:p>133,122,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6287120" calcext:value-type="float">
            <text:p>6,316,287,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3905024" calcext:value-type="float">
            <text:p>6,283,905,024</text:p>
          </table:table-cell>
          <table:table-cell table:style-name="ce8" office:value-type="float" office:value="29954.36" calcext:value-type="float">
            <text:p>29,954.36</text:p>
          </table:table-cell>
        </table:table-row>
        <table:table-row table:style-name="ro1">
          <table:table-cell office:value-type="string" calcext:value-type="string">
            <text:p>13-6-4-2 </text:p>
          </table:table-cell>
          <table:table-cell office:value-type="float" office:value="48408360" calcext:value-type="float">
            <text:p>48,408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831680" calcext:value-type="float">
            <text:p>2,296,831,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714560" calcext:value-type="float">
            <text:p>2,296,714,560</text:p>
          </table:table-cell>
          <table:table-cell office:value-type="float" office:value="7133.23" calcext:value-type="float">
            <text:p>7,133.23</text:p>
          </table:table-cell>
        </table:table-row>
        <table:table-row table:style-name="ro1">
          <table:table-cell office:value-type="string" calcext:value-type="string">
            <text:p>9-8-8-0 <text:s/></text:p>
          </table:table-cell>
          <table:table-cell office:value-type="float" office:value="302522220" calcext:value-type="float">
            <text:p>302,522,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style-name="ce8" office:value-type="float" office:value="10659.13" calcext:value-type="float">
            <text:p>10,659.13</text:p>
          </table:table-cell>
        </table:table-row>
        <table:table-row table:style-name="ro1">
          <table:table-cell office:value-type="string" calcext:value-type="string">
            <text:p>9-9-7-0 <text:s/></text:p>
          </table:table-cell>
          <table:table-cell office:value-type="float" office:value="222181960" calcext:value-type="float">
            <text:p>222,181,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style-name="ce8" office:value-type="float" office:value="7721.85" calcext:value-type="float">
            <text:p>7,721.85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unts.A28:counts.I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08:40:14.732079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1T08:47:46.972301670</dc:date>
    <meta:editing-duration>PT36M4S</meta:editing-duration>
    <meta:editing-cycles>6</meta:editing-cycles>
    <meta:generator>LibreOffice/6.4.7.2$Linux_X86_64 LibreOffice_project/40$Build-2</meta:generator>
    <meta:document-statistic meta:table-count="2" meta:cell-count="380" meta:object-count="0"/>
  </office:meta>
</office:document-meta>
</file>